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206516"/>
    </style:style>
    <style:style style:name="P7" style:family="paragraph" style:parent-style-name="Standard">
      <style:text-properties officeooo:rsid="001e14a6" officeooo:paragraph-rsid="0051bbf0"/>
    </style:style>
    <style:style style:name="P8" style:family="paragraph" style:parent-style-name="Standard">
      <style:text-properties officeooo:rsid="001e14a6" officeooo:paragraph-rsid="006f0616"/>
    </style:style>
    <style:style style:name="P9" style:family="paragraph" style:parent-style-name="Table_20_Contents">
      <style:text-properties officeooo:rsid="00212c21" officeooo:paragraph-rsid="00212c21"/>
    </style:style>
    <style:style style:name="P10" style:family="paragraph" style:parent-style-name="Table_20_Contents">
      <style:text-properties officeooo:rsid="00240acc" officeooo:paragraph-rsid="00240acc"/>
    </style:style>
    <style:style style:name="P11" style:family="paragraph" style:parent-style-name="Standard">
      <style:text-properties fo:font-weight="bold" officeooo:rsid="001e14a6" officeooo:paragraph-rsid="00240acc" style:font-weight-asian="bold" style:font-weight-complex="bold"/>
    </style:style>
    <style:style style:name="P12" style:family="paragraph" style:parent-style-name="Table_20_Contents">
      <style:text-properties fo:font-weight="bold" officeooo:rsid="006c9647" officeooo:paragraph-rsid="006c9647" style:font-weight-asian="bold" style:font-weight-complex="bold"/>
    </style:style>
    <style:style style:name="P13" style:family="paragraph" style:parent-style-name="Standard">
      <style:text-properties fo:font-weight="bold" officeooo:rsid="00b0dc2b" officeooo:paragraph-rsid="00b0dc2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7" style:family="paragraph" style:parent-style-name="Standard">
      <style:text-properties officeooo:rsid="0051bbf0" officeooo:paragraph-rsid="006f0616"/>
    </style:style>
    <style:style style:name="P18" style:family="paragraph" style:parent-style-name="Standard">
      <style:text-properties officeooo:rsid="00583d83" officeooo:paragraph-rsid="00583d83"/>
    </style:style>
    <style:style style:name="P19" style:family="paragraph" style:parent-style-name="Standard">
      <style:text-properties officeooo:rsid="00267fa4" officeooo:paragraph-rsid="006128a9"/>
    </style:style>
    <style:style style:name="P20" style:family="paragraph" style:parent-style-name="Standard">
      <style:text-properties officeooo:rsid="00267fa4" officeooo:paragraph-rsid="00953e3b"/>
    </style:style>
    <style:style style:name="P21" style:family="paragraph" style:parent-style-name="Standard">
      <style:paragraph-properties fo:margin-left="0.4925in" fo:margin-right="0in" fo:text-indent="0in" style:auto-text-indent="false"/>
      <style:text-properties officeooo:rsid="00267fa4" officeooo:paragraph-rsid="00953e3b"/>
    </style:style>
    <style:style style:name="P22" style:family="paragraph" style:parent-style-name="Standard">
      <style:paragraph-properties fo:text-align="justify" style:justify-single-word="false"/>
      <style:text-properties officeooo:rsid="00267fa4" officeooo:paragraph-rsid="00bfeb8f"/>
    </style:style>
    <style:style style:name="P23" style:family="paragraph" style:parent-style-name="Standard">
      <style:text-properties officeooo:rsid="005801da" officeooo:paragraph-rsid="005801da"/>
    </style:style>
    <style:style style:name="P24" style:family="paragraph" style:parent-style-name="Table_20_Contents">
      <style:text-properties officeooo:rsid="006c9647" officeooo:paragraph-rsid="006c9647"/>
    </style:style>
    <style:style style:name="P25" style:family="paragraph" style:parent-style-name="Table_20_Contents">
      <style:text-properties officeooo:rsid="0075ab86" officeooo:paragraph-rsid="006f0616"/>
    </style:style>
    <style:style style:name="P26" style:family="paragraph" style:parent-style-name="Table_20_Contents">
      <style:text-properties officeooo:paragraph-rsid="006f0616"/>
    </style:style>
    <style:style style:name="P27" style:family="paragraph" style:parent-style-name="Standard">
      <style:text-properties officeooo:rsid="005af17e" officeooo:paragraph-rsid="005af17e"/>
    </style:style>
    <style:style style:name="P28" style:family="paragraph" style:parent-style-name="Standard">
      <style:text-properties officeooo:rsid="00320ed7" officeooo:paragraph-rsid="007bd9fc"/>
    </style:style>
    <style:style style:name="P29" style:family="paragraph" style:parent-style-name="Standard">
      <style:text-properties officeooo:rsid="00320ed7" officeooo:paragraph-rsid="007be473"/>
    </style:style>
    <style:style style:name="P30" style:family="paragraph" style:parent-style-name="Standard">
      <style:paragraph-properties fo:margin-left="0.4925in" fo:margin-right="0in" fo:text-indent="0in" style:auto-text-indent="false"/>
      <style:text-properties officeooo:rsid="00320ed7" officeooo:paragraph-rsid="008e0302"/>
    </style:style>
    <style:style style:name="P31" style:family="paragraph" style:parent-style-name="Standard">
      <style:text-properties officeooo:rsid="00320ed7" officeooo:paragraph-rsid="00b6875c"/>
    </style:style>
    <style:style style:name="P32" style:family="paragraph" style:parent-style-name="Standard">
      <style:paragraph-properties fo:margin-left="0.4925in" fo:margin-right="0in" fo:text-indent="0in" style:auto-text-indent="false"/>
      <style:text-properties officeooo:rsid="003a4b5d" officeooo:paragraph-rsid="00892089"/>
    </style:style>
    <style:style style:name="P33" style:family="paragraph" style:parent-style-name="Standard">
      <style:paragraph-properties fo:margin-left="0.4925in" fo:margin-right="0in" fo:text-indent="0in" style:auto-text-indent="false"/>
      <style:text-properties officeooo:rsid="003f4702" officeooo:paragraph-rsid="00be4228"/>
    </style:style>
    <style:style style:name="P34" style:family="paragraph" style:parent-style-name="Standard">
      <style:paragraph-properties fo:margin-left="0in" fo:margin-right="0in" fo:text-indent="0in" style:auto-text-indent="false"/>
      <style:text-properties officeooo:rsid="003b60de" officeooo:paragraph-rsid="007be473"/>
    </style:style>
    <style:style style:name="P35" style:family="paragraph" style:parent-style-name="Standard">
      <style:paragraph-properties fo:margin-left="0.4925in" fo:margin-right="0in" fo:text-indent="0in" style:auto-text-indent="false"/>
      <style:text-properties officeooo:rsid="0046932a" officeooo:paragraph-rsid="0083c586"/>
    </style:style>
    <style:style style:name="P36" style:family="paragraph" style:parent-style-name="Standard">
      <style:text-properties officeooo:paragraph-rsid="0085ab40"/>
    </style:style>
    <style:style style:name="P37" style:family="paragraph" style:parent-style-name="Standard">
      <style:paragraph-properties fo:margin-left="0.4925in" fo:margin-right="0in" fo:text-indent="0in" style:auto-text-indent="false"/>
      <style:text-properties officeooo:rsid="00953e3b" officeooo:paragraph-rsid="00953e3b"/>
    </style:style>
    <style:style style:name="P38" style:family="paragraph" style:parent-style-name="Standard">
      <style:paragraph-properties fo:margin-left="0.4925in" fo:margin-right="0in" fo:text-indent="0in" style:auto-text-indent="false"/>
      <style:text-properties officeooo:rsid="00953e3b" officeooo:paragraph-rsid="00b3796f"/>
    </style:style>
    <style:style style:name="P39" style:family="paragraph" style:parent-style-name="Standard">
      <style:text-properties style:text-underline-style="none" fo:font-weight="bold" officeooo:rsid="00267fa4" officeooo:paragraph-rsid="00267fa4" style:font-weight-asian="bold" style:font-weight-complex="bold"/>
    </style:style>
    <style:style style:name="P40" style:family="paragraph" style:parent-style-name="Standard">
      <style:text-properties fo:font-style="italic" style:text-underline-style="none" officeooo:rsid="00320ed7" officeooo:paragraph-rsid="007bd9fc" style:font-style-asian="italic" style:font-style-complex="italic"/>
    </style:style>
    <style:style style:name="P41" style:family="paragraph" style:parent-style-name="Standard">
      <style:text-properties fo:font-style="italic" officeooo:rsid="00320ed7" officeooo:paragraph-rsid="007bd9fc" style:font-style-asian="italic" style:font-style-complex="italic"/>
    </style:style>
    <style:style style:name="P42" style:family="paragraph" style:parent-style-name="Standard">
      <style:text-properties fo:font-style="italic" officeooo:rsid="00320ed7" officeooo:paragraph-rsid="00b6875c" style:font-style-asian="italic" style:font-style-complex="italic"/>
    </style:style>
    <style:style style:name="P43" style:family="paragraph" style:parent-style-name="Standard">
      <style:text-properties fo:font-style="italic" officeooo:paragraph-rsid="0080f013" style:font-style-asian="italic" style:font-style-complex="italic"/>
    </style:style>
    <style:style style:name="P44" style:family="paragraph" style:parent-style-name="Standard">
      <style:text-properties fo:font-style="italic" officeooo:rsid="00953e3b" officeooo:paragraph-rsid="00a34702" style:font-style-asian="italic" style:font-style-complex="italic"/>
    </style:style>
    <style:style style:name="P45" style:family="paragraph" style:parent-style-name="Standard">
      <style:text-properties fo:font-style="italic" officeooo:rsid="00267fa4" officeooo:paragraph-rsid="00b792b6" style:font-style-asian="italic" style:font-style-complex="italic"/>
    </style:style>
    <style:style style:name="P46"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7"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7f2216" officeooo:paragraph-rsid="00b6875c"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56"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7"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8"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60"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61"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62" style:family="paragraph" style:parent-style-name="Standard">
      <style:paragraph-properties fo:margin-left="0.4925in" fo:margin-right="0in" fo:text-indent="0in" style:auto-text-indent="false"/>
      <style:text-properties officeooo:rsid="009e46f2" officeooo:paragraph-rsid="009e46f2"/>
    </style:style>
    <style:style style:name="P63" style:family="paragraph" style:parent-style-name="Table_20_Contents">
      <style:text-properties officeooo:rsid="00a8a730" officeooo:paragraph-rsid="00a8a730"/>
    </style:style>
    <style:style style:name="P64" style:family="paragraph" style:parent-style-name="Standard">
      <style:paragraph-properties fo:margin-left="0.4925in" fo:margin-right="0in" fo:text-indent="0in" style:auto-text-indent="false"/>
      <style:text-properties officeooo:rsid="00b1ff9b" officeooo:paragraph-rsid="00b1ff9b"/>
    </style:style>
    <style:style style:name="P65" style:family="paragraph" style:parent-style-name="Standard">
      <style:paragraph-properties fo:margin-left="0.4925in" fo:margin-right="0in" fo:text-indent="0in" style:auto-text-indent="false"/>
      <style:text-properties officeooo:rsid="00b51053" officeooo:paragraph-rsid="00b51053"/>
    </style:style>
    <style:style style:name="P66" style:family="paragraph" style:parent-style-name="Standard">
      <style:text-properties officeooo:rsid="0088d946" officeooo:paragraph-rsid="00b6875c"/>
    </style:style>
    <style:style style:name="P67" style:family="paragraph" style:parent-style-name="Standard">
      <style:text-properties officeooo:paragraph-rsid="00b6875c"/>
    </style:style>
    <style:style style:name="P68" style:family="paragraph" style:parent-style-name="Standard">
      <style:paragraph-properties fo:margin-left="0.9846in" fo:margin-right="0in" fo:text-indent="0in" style:auto-text-indent="false"/>
      <style:text-properties officeooo:paragraph-rsid="00b6875c"/>
    </style:style>
    <style:style style:name="P69" style:family="paragraph" style:parent-style-name="Standard">
      <style:text-properties officeooo:paragraph-rsid="00b792b6"/>
    </style:style>
    <style:style style:name="P70" style:family="paragraph" style:parent-style-name="Standard">
      <style:paragraph-properties fo:margin-left="0.4925in" fo:margin-right="0in" fo:text-indent="0in" style:auto-text-indent="false"/>
      <style:text-properties officeooo:rsid="0080b019" officeooo:paragraph-rsid="00b84a51"/>
    </style:style>
    <style:style style:name="P71" style:family="paragraph" style:parent-style-name="Standard">
      <style:paragraph-properties fo:margin-left="0.4925in" fo:margin-right="0in" fo:text-indent="0in" style:auto-text-indent="false"/>
      <style:text-properties officeooo:rsid="0080d80b" officeooo:paragraph-rsid="00b84a51"/>
    </style:style>
    <style:style style:name="P72" style:family="paragraph" style:parent-style-name="Standard">
      <style:paragraph-properties fo:margin-left="0.4925in" fo:margin-right="0in" fo:text-indent="0in" style:auto-text-indent="false"/>
      <style:text-properties officeooo:rsid="00b84a51" officeooo:paragraph-rsid="00b84a51"/>
    </style:style>
    <style:style style:name="P73" style:family="paragraph" style:parent-style-name="Standard">
      <style:paragraph-properties fo:margin-left="0.4925in" fo:margin-right="0in" fo:text-indent="0in" style:auto-text-indent="false"/>
      <style:text-properties officeooo:rsid="00bab4e0" officeooo:paragraph-rsid="00bab4e0"/>
    </style:style>
    <style:style style:name="P74" style:family="paragraph" style:parent-style-name="Standard">
      <style:text-properties officeooo:rsid="003eda82" officeooo:paragraph-rsid="00be4228"/>
    </style:style>
    <style:style style:name="P75" style:family="paragraph" style:parent-style-name="Standard" style:list-style-name="L1">
      <style:text-properties officeooo:rsid="00590ab2" officeooo:paragraph-rsid="00590ab2"/>
    </style:style>
    <style:style style:name="P76" style:family="paragraph" style:parent-style-name="Standard" style:list-style-name="L1">
      <style:text-properties officeooo:rsid="005af17e" officeooo:paragraph-rsid="005af17e"/>
    </style:style>
    <style:style style:name="P77" style:family="paragraph" style:parent-style-name="Standard" style:list-style-name="L2">
      <style:text-properties officeooo:paragraph-rsid="00adeaf3"/>
    </style:style>
    <style:style style:name="P78" style:family="paragraph" style:parent-style-name="Standard" style:list-style-name="L2">
      <style:text-properties officeooo:rsid="00531893" officeooo:paragraph-rsid="00983e3a"/>
    </style:style>
    <style:style style:name="P79" style:family="paragraph" style:parent-style-name="Standard" style:list-style-name="L2">
      <style:text-properties officeooo:rsid="00531893" officeooo:paragraph-rsid="00984df2"/>
    </style:style>
    <style:style style:name="P80" style:family="paragraph" style:parent-style-name="Standard" style:list-style-name="L2">
      <style:text-properties officeooo:rsid="00531893" officeooo:paragraph-rsid="00bd9123"/>
    </style:style>
    <style:style style:name="P81" style:family="paragraph" style:parent-style-name="Standard" style:list-style-name="L2">
      <style:text-properties officeooo:rsid="0098fc38" officeooo:paragraph-rsid="00bd9123"/>
    </style:style>
    <style:style style:name="P82" style:family="paragraph" style:parent-style-name="Standard" style:list-style-name="L2">
      <style:text-properties officeooo:rsid="005801da" officeooo:paragraph-rsid="005801da"/>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b15c66" style:font-weight-asian="bold" style:font-weight-complex="bold"/>
    </style:style>
    <style:style style:name="T5" style:family="text">
      <style:text-properties fo:font-weight="bold" officeooo:rsid="00240acc" style:font-weight-asian="bold" style:font-weight-complex="bold"/>
    </style:style>
    <style:style style:name="T6" style:family="text">
      <style:text-properties officeooo:rsid="00bfeb8f"/>
    </style:style>
    <style:style style:name="T7" style:family="text">
      <style:text-properties officeooo:rsid="00772096"/>
    </style:style>
    <style:style style:name="T8" style:family="text">
      <style:text-properties officeooo:rsid="0022ae94"/>
    </style:style>
    <style:style style:name="T9" style:family="text">
      <style:text-properties officeooo:rsid="00240acc"/>
    </style:style>
    <style:style style:name="T10" style:family="text">
      <style:text-properties officeooo:rsid="0027f8c1"/>
    </style:style>
    <style:style style:name="T11" style:family="text">
      <style:text-properties officeooo:rsid="002824da"/>
    </style:style>
    <style:style style:name="T12" style:family="text">
      <style:text-properties officeooo:rsid="002a5f3e"/>
    </style:style>
    <style:style style:name="T13" style:family="text">
      <style:text-properties officeooo:rsid="002bc085"/>
    </style:style>
    <style:style style:name="T14" style:family="text">
      <style:text-properties officeooo:rsid="002c23bb"/>
    </style:style>
    <style:style style:name="T15" style:family="text">
      <style:text-properties officeooo:rsid="002d28a1"/>
    </style:style>
    <style:style style:name="T16" style:family="text">
      <style:text-properties officeooo:rsid="002ed7ff"/>
    </style:style>
    <style:style style:name="T17" style:family="text">
      <style:text-properties officeooo:rsid="0031aa3b"/>
    </style:style>
    <style:style style:name="T18" style:family="text">
      <style:text-properties officeooo:rsid="003b60de"/>
    </style:style>
    <style:style style:name="T19" style:family="text">
      <style:text-properties officeooo:rsid="003f4702"/>
    </style:style>
    <style:style style:name="T20"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1" style:family="text">
      <style:text-properties officeooo:rsid="0051bbf0"/>
    </style:style>
    <style:style style:name="T22" style:family="text">
      <style:text-properties officeooo:rsid="0051eaef"/>
    </style:style>
    <style:style style:name="T23" style:family="text">
      <style:text-properties officeooo:rsid="00531893"/>
    </style:style>
    <style:style style:name="T24" style:family="text">
      <style:text-properties officeooo:rsid="00549bc8"/>
    </style:style>
    <style:style style:name="T25" style:family="text">
      <style:text-properties officeooo:rsid="00561ef7"/>
    </style:style>
    <style:style style:name="T26" style:family="text">
      <style:text-properties officeooo:rsid="00645172"/>
    </style:style>
    <style:style style:name="T27" style:family="text">
      <style:text-properties officeooo:rsid="00470150"/>
    </style:style>
    <style:style style:name="T28" style:family="text">
      <style:text-properties officeooo:rsid="0075ab86"/>
    </style:style>
    <style:style style:name="T29" style:family="text">
      <style:text-properties style:font-name="Times New Roman" fo:font-size="12pt" style:text-underline-style="none" fo:font-weight="normal"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c35b1c" style:font-size-asian="12pt" style:font-weight-asian="normal" style:font-size-complex="12pt" style:font-weight-complex="normal"/>
    </style:style>
    <style:style style:name="T55"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weight="normal" officeooo:rsid="00993849" style:font-size-asian="12pt" style:font-weight-asian="normal" style:font-size-complex="12pt" style:font-weight-complex="normal"/>
    </style:style>
    <style:style style:name="T58" style:family="text">
      <style:text-properties style:font-name="Times New Roman" fo:font-size="12pt" fo:font-weight="normal" officeooo:rsid="00b15c66" style:font-size-asian="12pt" style:font-weight-asian="normal" style:font-size-complex="12pt" style:font-weight-complex="normal"/>
    </style:style>
    <style:style style:name="T59" style:family="text">
      <style:text-properties style:font-name="Times New Roman" fo:font-size="12pt" fo:font-weight="normal" officeooo:rsid="00b51053" style:font-size-asian="12pt" style:font-weight-asian="normal" style:font-size-complex="12pt" style:font-weight-complex="normal"/>
    </style:style>
    <style:style style:name="T60" style:family="text">
      <style:text-properties style:font-name="Times New Roman" fo:font-size="12pt" fo:font-weight="normal" officeooo:rsid="00b6875c" style:font-size-asian="12pt" style:font-weight-asian="normal" style:font-size-complex="12pt" style:font-weight-complex="normal"/>
    </style:style>
    <style:style style:name="T61" style:family="text">
      <style:text-properties officeooo:rsid="007a2866"/>
    </style:style>
    <style:style style:name="T62" style:family="text">
      <style:text-properties officeooo:rsid="007bd9fc"/>
    </style:style>
    <style:style style:name="T63" style:family="text">
      <style:text-properties officeooo:rsid="007be473"/>
    </style:style>
    <style:style style:name="T64" style:family="text">
      <style:text-properties officeooo:rsid="007d8aa7"/>
    </style:style>
    <style:style style:name="T65" style:family="text">
      <style:text-properties officeooo:rsid="00825097"/>
    </style:style>
    <style:style style:name="T66" style:family="text">
      <style:text-properties officeooo:rsid="0083c586"/>
    </style:style>
    <style:style style:name="T67" style:family="text">
      <style:text-properties officeooo:rsid="008720c4"/>
    </style:style>
    <style:style style:name="T68" style:family="text">
      <style:text-properties officeooo:rsid="00953e3b"/>
    </style:style>
    <style:style style:name="T69" style:family="text">
      <style:text-properties officeooo:rsid="00983e3a"/>
    </style:style>
    <style:style style:name="T70" style:family="text">
      <style:text-properties officeooo:rsid="0098dbb6"/>
    </style:style>
    <style:style style:name="T71" style:family="text">
      <style:text-properties officeooo:rsid="009a3e1e"/>
    </style:style>
    <style:style style:name="T72" style:family="text">
      <style:text-properties officeooo:rsid="009a61c4"/>
    </style:style>
    <style:style style:name="T73" style:family="text">
      <style:text-properties officeooo:rsid="009d1c18"/>
    </style:style>
    <style:style style:name="T74" style:family="text">
      <style:text-properties officeooo:rsid="009f7ec6"/>
    </style:style>
    <style:style style:name="T75" style:family="text">
      <style:text-properties officeooo:rsid="00a34702"/>
    </style:style>
    <style:style style:name="T76" style:family="text">
      <style:text-properties officeooo:rsid="00a52e16"/>
    </style:style>
    <style:style style:name="T77" style:family="text">
      <style:text-properties officeooo:rsid="00a8a730"/>
    </style:style>
    <style:style style:name="T78" style:family="text">
      <style:text-properties officeooo:rsid="0081292a"/>
    </style:style>
    <style:style style:name="T79" style:family="text">
      <style:text-properties officeooo:rsid="0066ac7d"/>
    </style:style>
    <style:style style:name="T80" style:family="text">
      <style:text-properties officeooo:rsid="00af0db8"/>
    </style:style>
    <style:style style:name="T81" style:family="text">
      <style:text-properties officeooo:rsid="00b0dc2b"/>
    </style:style>
    <style:style style:name="T82" style:family="text">
      <style:text-properties officeooo:rsid="00b6875c"/>
    </style:style>
    <style:style style:name="T83" style:family="text">
      <style:text-properties fo:font-size="12pt" style:text-underline-style="none" fo:font-weight="normal" officeooo:rsid="007a2866" style:font-size-asian="12pt" style:font-weight-asian="normal" style:font-size-complex="12pt" style:font-weight-complex="normal"/>
    </style:style>
    <style:style style:name="T84" style:family="text">
      <style:text-properties fo:font-size="12pt" style:text-underline-style="none" fo:font-weight="normal" officeooo:rsid="00adc14b" style:font-size-asian="12pt" style:font-weight-asian="normal" style:font-size-complex="12pt" style:font-weight-complex="normal"/>
    </style:style>
    <style:style style:name="T85" style:family="text">
      <style:text-properties fo:font-size="12pt" style:text-underline-style="none" fo:font-weight="normal" officeooo:rsid="00b84a51" style:font-size-asian="12pt" style:font-weight-asian="normal" style:font-size-complex="12pt" style:font-weight-complex="normal"/>
    </style:style>
    <style:style style:name="T86" style:family="text">
      <style:text-properties officeooo:rsid="00b84a51"/>
    </style:style>
    <style:style style:name="T87" style:family="text">
      <style:text-properties officeooo:rsid="0085ab40"/>
    </style:style>
    <style:style style:name="T88" style:family="text">
      <style:text-properties officeooo:rsid="00bab4e0"/>
    </style:style>
    <style:style style:name="T89" style:family="text">
      <style:text-properties officeooo:rsid="00bd9123"/>
    </style:style>
    <style:style style:name="T90" style:family="text">
      <style:text-properties officeooo:rsid="00be4228"/>
    </style:style>
    <style:style style:name="T91" style:family="text">
      <style:text-properties officeooo:rsid="00c0cbea"/>
    </style:style>
    <style:style style:name="T92" style:family="text">
      <style:text-properties officeooo:rsid="00c2a61a"/>
    </style:style>
    <style:style style:name="T93" style:family="text">
      <style:text-properties officeooo:rsid="00c436e2"/>
    </style:style>
    <style:style style:name="T94" style:family="text">
      <style:text-properties officeooo:rsid="00c572a3"/>
    </style:style>
    <style:style style:name="T95" style:family="text">
      <style:text-properties officeooo:rsid="00c6a8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3">Inglés IX</text:p>
          </table:table-cell>
        </table:table-row>
        <table:table-row>
          <table:table-cell table:style-name="Table1.A1" office:value-type="string">
            <text:p text:style-name="P9">Program <text:span text:style-name="T17">and </text:span><text:span text:style-name="T8">Track</text:span>:</text:p>
          </table:table-cell>
          <table:table-cell table:style-name="Table1.A1" office:value-type="string">
            <text:p text:style-name="P6"><text:span text:style-name="T9">I</text:span><text:span text:style-name="T5">nterpretación y Traduccíon: </text:span><text:span text:style-name="T1">5° Cuatrimestre </text:span></text:p>
          </table:table-cell>
        </table:table-row>
        <table:table-row>
          <table:table-cell table:style-name="Table1.A1" office:value-type="string">
            <text:p text:style-name="P10">Course ID:</text:p>
          </table:table-cell>
          <table:table-cell table:style-name="Table1.A1" office:value-type="string">
            <text:p text:style-name="P11">IT0939</text:p>
          </table:table-cell>
        </table:table-row>
        <table:table-row>
          <table:table-cell table:style-name="Table1.A1" office:value-type="string">
            <text:p text:style-name="P24">Cohort ID:</text:p>
          </table:table-cell>
          <table:table-cell table:style-name="Table1.A1" office:value-type="string">
            <text:p text:style-name="P12"><text:span text:style-name="T81">9</text:span><text:span text:style-name="T7">A</text:span><text:span text:style-name="T81">+B+C</text:span></text:p>
          </table:table-cell>
        </table:table-row>
      </table:table>
      <text:p text:style-name="P2"/>
      <text:p text:style-name="P39">Description</text:p>
      <text:p text:style-name="P22">This course provides the <text:span text:style-name="T10">modern </text:span>foundations for linguistic translation in <text:span text:style-name="T91">English </text:span><text:span text:style-name="T92">using a constructivist approach to advanced English </text:span><text:span text:style-name="T93">language </text:span><text:span text:style-name="T92">learning. Students will analyze, evaluate, and critique a broad variety of English prose including the peer-reviewed literature from science, law, and economics journals as well as </text:span><text:span text:style-name="T94">from </text:span><text:span text:style-name="T92">novels selected from classic English literature. </text:span><text:span text:style-name="T93">Although grammatical structures will be considered as important elements of style, and grammar will be reviewed, the focus will be on reading, writing, and vocabulary building. Reading, writing, and vocabulary building are the key elements </text:span><text:span text:style-name="T95">required </text:span><text:span text:style-name="T94">to achieve the course goals:</text:span><text:span text:style-name="T93"> the development of a professional voice and the production of professional documents in </text:span><text:span text:style-name="T94">the </text:span><text:span text:style-name="T93">English </text:span><text:span text:style-name="T94">language</text:span><text:span text:style-name="T93">. </text:span><text:span text:style-name="T12">The </text:span><text:span text:style-name="T74">additional </text:span><text:span text:style-name="T13">professional </text:span><text:span text:style-name="T12">translational mapping tools </text:span><text:span text:style-name="T13">developed in this course will </text:span><text:span text:style-name="T15">be specific </text:span><text:span text:style-name="T13">to </text:span><text:span text:style-name="T12">Spanish and English translation</text:span><text:span text:style-name="T13">s</text:span><text:span text:style-name="T12">, although such tools </text:span><text:span text:style-name="T15">and methodologies </text:span><text:span text:style-name="T12">can readily be extended </text:span><text:span text:style-name="T16">to</text:span><text:span text:style-name="T13"> </text:span><text:span text:style-name="T14">the translation of</text:span><text:span text:style-name="T12"> other languages. </text:span></text:p>
      <text:p text:style-name="P19"/>
      <text:p text:style-name="P20"><text:span text:style-name="T11">Major </text:span><text:span text:style-name="T61">topics</text:span><text:span text:style-name="T15"> of</text:span><text:span text:style-name="T11"> the course will include: </text:span></text:p>
      <text:p text:style-name="P21"><text:span text:style-name="T61">I. <text:tab/></text:span><text:span text:style-name="T30">Foundations of </text:span><text:span text:style-name="T47">Language </text:span><text:span text:style-name="T49">and </text:span><text:span text:style-name="T50">Information</text:span></text:p>
      <text:p text:style-name="P21"><text:span text:style-name="T31">II. <text:tab/>Elements of Academic </text:span><text:span text:style-name="T45">Work</text:span></text:p>
      <text:p text:style-name="P64"><text:span text:style-name="T45">I</text:span><text:span text:style-name="T29">II.<text:tab/></text:span><text:span text:style-name="T48">The Language </text:span><text:span text:style-name="T54">of </text:span><text:span text:style-name="T48">Science</text:span></text:p>
      <text:p text:style-name="P54">IV.<text:tab/>The Language of Law</text:p>
      <text:p text:style-name="P54">V.<text:tab/>The Language of Economics</text:p>
      <text:p text:style-name="P38"><text:span text:style-name="T42">V</text:span><text:span text:style-name="T48">I</text:span><text:span text:style-name="T42">.</text:span><text:span text:style-name="T39"> <text:s/><text:tab/>AI-Powered Translation</text:span></text:p>
      <text:p text:style-name="P54">VII.<text:tab/>Literature and its Critique</text:p>
      <text:p text:style-name="P37"><text:span text:style-name="T50">V</text:span><text:span text:style-name="T29">III. <text:tab/></text:span><text:span text:style-name="T39">Elements of </text:span><text:span text:style-name="T33">Professional </text:span><text:span text:style-name="T34">Consulting</text:span></text:p>
      <text:p text:style-name="P20"><text:tab/><text:span text:style-name="T82">iX</text:span><text:span text:style-name="T68">. <text:tab/></text:span><text:span text:style-name="T75">Vocabulary </text:span><text:span text:style-name="T77">Building</text:span></text:p>
      <text:p text:style-name="P3"/>
      <text:p text:style-name="P39">Scope <text:span text:style-name="T7">and </text:span><text:span text:style-name="T65">General </text:span><text:span text:style-name="T7">Sequence</text:span></text:p>
      <text:p text:style-name="P40"><text:span text:style-name="T62">I</text:span>. <text:s/><text:span text:style-name="T57">Foundations of </text:span><text:span text:style-name="T58">Language </text:span><text:span text:style-name="T59">and </text:span><text:span text:style-name="T60">Information</text:span></text:p>
      <text:p text:style-name="P30"><text:span text:style-name="T55">1. </text:span><text:span text:style-name="T56">Structural Elements of </text:span><text:span text:style-name="T55">Language</text:span></text:p>
      <text:p text:style-name="P65"><text:span text:style-name="T55">2. </text:span><text:span text:style-name="T56">Information Theory and Simple Language Models</text:span></text:p>
      <text:p text:style-name="P58"><text:tab/></text:p>
      <text:p text:style-name="P41"><text:span text:style-name="T62">II</text:span>. <text:span text:style-name="T31">Elements of Academic </text:span><text:span text:style-name="T34">Work</text:span></text:p>
      <text:p text:style-name="P74"><text:tab/><text:span text:style-name="T90">1</text:span>. <text:s/>Review of Essential English Grammar</text:p>
      <text:p text:style-name="P33"><text:tab/><text:span text:style-name="T90">1</text:span>.1 <text:s/>Murphy’s, “English Grammar in Use”</text:p>
      <text:p text:style-name="P33"><text:span text:style-name="T31"><text:tab/></text:span><text:span text:style-name="T53">1</text:span><text:span text:style-name="T31">.2 <text:s/></text:span><text:span text:style-name="T32">The Yale Graduate Writing Center</text:span></text:p>
      <text:p text:style-name="P29"><text:tab/><text:span text:style-name="T90">2</text:span>. <text:s/>The Elements of Style in Professional Writing</text:p>
      <text:p text:style-name="P32"><text:span text:style-name="T63"><text:tab/>1.1 APA </text:span><text:span text:style-name="T64">S</text:span><text:span text:style-name="T63">tyl</text:span><text:span text:style-name="T64">e</text:span></text:p>
      <text:p text:style-name="P32"><text:tab/><text:span text:style-name="T63">1.2 <text:s/></text:span><text:span text:style-name="T18">Strunk and White’</text:span><text:span text:style-name="T19">s. “Elements of Style”</text:span></text:p>
      <text:p text:style-name="P34"><text:tab/><text:tab/><text:span text:style-name="T63">1.3 </text:span><text:s/>Developing a <text:span text:style-name="T76">Professional</text:span> Voice</text:p>
      <text:p text:style-name="P62"><text:span text:style-name="T32">3. </text:span><text:span text:style-name="T46">Constructing </text:span><text:span text:style-name="T29">Critique</text:span><text:span text:style-name="T46">s</text:span></text:p>
      <text:p text:style-name="P47"/>
      <text:p text:style-name="P47"/>
      <text:p text:style-name="P46"><text:soft-page-break/><text:span text:style-name="T86">II</text:span>I. <text:span text:style-name="T86">The Language of Science</text:span></text:p>
      <text:p text:style-name="P70">1. IEEE Open Journal of Engineering in Medicine and Biology</text:p>
      <text:p text:style-name="P71"><text:span text:style-name="T86">2. </text:span>IEEE Open Journal of the Communications Society</text:p>
      <text:p text:style-name="P51">3. Nature Communications</text:p>
      <text:p text:style-name="P53">4. Real-World Science Documents</text:p>
      <text:p text:style-name="P47"/>
      <text:p text:style-name="P59"><text:span text:style-name="T85">IV</text:span><text:span text:style-name="T83">. <text:s/></text:span><text:span text:style-name="T85">The Language of </text:span><text:span text:style-name="T84">Law</text:span></text:p>
      <text:p text:style-name="P60">1. International Journal of Law in Context (Cambridge)</text:p>
      <text:p text:style-name="P61">2. Journal of Law and Society (Cornell)</text:p>
      <text:p text:style-name="P52">3. International Journal of Law</text:p>
      <text:p text:style-name="P53">4. Real-World Legal Documents</text:p>
      <text:p text:style-name="P47"/>
      <text:p text:style-name="P45"><text:span text:style-name="T31">V. </text:span><text:span text:style-name="T51">The Language of </text:span><text:span text:style-name="T31">Economics</text:span></text:p>
      <text:p text:style-name="P69"><text:span text:style-name="T31"><text:tab/></text:span><text:span text:style-name="T44">1. The Journal of Economic Structures</text:span></text:p>
      <text:p text:style-name="P55">2. Financial Innovation</text:p>
      <text:p text:style-name="P55">3. Oxford Open Economics</text:p>
      <text:p text:style-name="P53">4. Real-Wo<text:span text:style-name="T6">rl</text:span>d Economics Documents</text:p>
      <text:p text:style-name="P48"/>
      <text:p text:style-name="P43"><text:span text:style-name="T42">V</text:span><text:span text:style-name="T52">I</text:span><text:span text:style-name="T42">.</text:span><text:span text:style-name="T39"> <text:s/>AI-Powered Translation</text:span></text:p>
      <text:p text:style-name="P36"><text:span text:style-name="T33"><text:tab/></text:span><text:span text:style-name="T42">1. </text:span><text:span text:style-name="T40">Professional Translators in the 21</text:span><text:span text:style-name="T20">st</text:span><text:span text:style-name="T40"> century</text:span></text:p>
      <text:p text:style-name="P36"><text:span text:style-name="T40"><text:tab/><text:tab/></text:span><text:span text:style-name="T42">1.1 </text:span><text:span text:style-name="T41">Current Research</text:span></text:p>
      <text:p text:style-name="P36"><text:span text:style-name="T41"><text:tab/><text:tab/></text:span><text:span text:style-name="T42">1.2 </text:span><text:span text:style-name="T41">Realities</text:span></text:p>
      <text:p text:style-name="P36"><text:span text:style-name="T41"><text:tab/>2. </text:span><text:span text:style-name="T42">AI</text:span></text:p>
      <text:p text:style-name="P36"><text:span text:style-name="T42"><text:tab/><text:tab/>2.1 </text:span><text:span text:style-name="T41">Machine Learning</text:span></text:p>
      <text:p text:style-name="P36"><text:span text:style-name="T41"><text:tab/><text:tab/></text:span><text:span text:style-name="T42">2.2 </text:span><text:span text:style-name="T41">Large Language Models (LLMs)</text:span></text:p>
      <text:p text:style-name="P36"><text:span text:style-name="T41"><text:tab/><text:tab/></text:span><text:span text:style-name="T42">2.3 Generative Pre-Trained Transformers (GPTs)</text:span></text:p>
      <text:p text:style-name="P35"><text:span text:style-name="T66">3. </text:span><text:s/><text:span text:style-name="T66">The Tools</text:span></text:p>
      <text:p text:style-name="P35"><text:span text:style-name="T66"><text:tab/>3.</text:span><text:span text:style-name="T67">1</text:span><text:span text:style-name="T66"> Python</text:span></text:p>
      <text:p text:style-name="P35"><text:span text:style-name="T66"><text:tab/>3.2 </text:span><text:span text:style-name="T26">Application Programmer Interfaces (</text:span><text:span text:style-name="T27">APIs</text:span><text:span text:style-name="T26">)</text:span></text:p>
      <text:p text:style-name="P35"><text:span text:style-name="T66"><text:tab/>3.3 </text:span><text:span text:style-name="T26">Software Development Kits (</text:span><text:span text:style-name="T27">SDKs</text:span><text:span text:style-name="T26">)</text:span></text:p>
      <text:p text:style-name="P56"/>
      <text:p text:style-name="P57"><text:span text:style-name="T87">V</text:span><text:span text:style-name="T86">II</text:span><text:span text:style-name="T87">.</text:span><text:span text:style-name="T65"> <text:s/></text:span><text:span text:style-name="T86">Literature and its Critique</text:span></text:p>
      <text:p text:style-name="P72">1. “<text:span text:style-name="T88">Charlotte’s Web” by E.B. White</text:span></text:p>
      <text:p text:style-name="P73"><text:span text:style-name="T89">2</text:span>. “Brave New World” by Aldous Huxley</text:p>
      <text:p text:style-name="P73"><text:span text:style-name="T89">3</text:span>. “Joy Luck Club” by Amy Tan</text:p>
      <text:p text:style-name="P29"/>
      <text:p text:style-name="P42"><text:span text:style-name="T50">V</text:span><text:span text:style-name="T39">III <text:s/>Elements of </text:span><text:span text:style-name="T33">Professional </text:span><text:span text:style-name="T34">Consulting</text:span></text:p>
      <text:p text:style-name="P31"><text:span text:style-name="T31"><text:tab/></text:span><text:span text:style-name="T39">1</text:span><text:span text:style-name="T33">. </text:span><text:span text:style-name="T35">Quality Assurance / Quality Control (QA/QC)</text:span></text:p>
      <text:p text:style-name="P31"><text:span text:style-name="T33"><text:tab/><text:tab/></text:span><text:span text:style-name="T39">1</text:span><text:span text:style-name="T34">.1 Quality Management Systems (QMS): ISO 9001</text:span></text:p>
      <text:p text:style-name="P67"><text:span text:style-name="T33"><text:tab/><text:tab/></text:span><text:span text:style-name="T39">1</text:span><text:span text:style-name="T34">.2 </text:span><text:span text:style-name="T35">Records Management: ISO 15489</text:span></text:p>
      <text:p text:style-name="P67"><text:span text:style-name="T33"><text:tab/></text:span><text:span text:style-name="T39">2</text:span><text:span text:style-name="T36">. </text:span><text:span text:style-name="T37"><text:s/></text:span><text:span text:style-name="T43">Document </text:span><text:span text:style-name="T37">Version Control Systems (V</text:span><text:span text:style-name="T38">CSs</text:span><text:span text:style-name="T37">)</text:span></text:p>
      <text:p text:style-name="P67"><text:span text:style-name="T37"><text:tab/><text:tab/></text:span><text:span text:style-name="T39">2</text:span><text:span text:style-name="T36">.1 </text:span><text:span text:style-name="T37">Git</text:span></text:p>
      <text:p text:style-name="P68"><text:span text:style-name="T39">2</text:span><text:span text:style-name="T36">.2 GitHub</text:span></text:p>
      <text:p text:style-name="P49"/>
      <text:p text:style-name="P49"/>
      <text:p text:style-name="P66"><text:soft-page-break/><text:span text:style-name="T33"><text:tab/>3. </text:span><text:span text:style-name="T29">Marron’s Tips for Successful Consulting</text:span></text:p>
      <text:p text:style-name="P50"><text:tab/><text:tab/>3.1 <text:s/>Clients</text:p>
      <text:p text:style-name="P50"><text:tab/><text:tab/>3.2 <text:s/>Deliverables</text:p>
      <text:p text:style-name="P50"><text:tab/><text:tab/>3.3 Transmittal Letters</text:p>
      <text:p text:style-name="P28"/>
      <text:p text:style-name="P44"><text:span text:style-name="T82">IX</text:span>. Vocabulary <text:span text:style-name="T77">Building</text:span></text:p>
      <text:p text:style-name="P14"/>
      <text:p text:style-name="P14">Expectations</text:p>
      <text:p text:style-name="P18">Students will be expected to:</text:p>
      <text:list xml:id="list1100937289" text:style-name="L1">
        <text:list-item>
          <text:p text:style-name="P75">Attend all classes on time</text:p>
        </text:list-item>
        <text:list-item>
          <text:p text:style-name="P75">Be prepared to take notes and access materials on-line</text:p>
        </text:list-item>
        <text:list-item>
          <text:p text:style-name="P75">Participate in all class activities, including discussions and presentations</text:p>
        </text:list-item>
        <text:list-item>
          <text:p text:style-name="P76">Complete all assignments <text:span text:style-name="T80">and </text:span>exam<text:span text:style-name="T80">s</text:span></text:p>
        </text:list-item>
      </text:list>
      <text:p text:style-name="P27"/>
      <text:p text:style-name="P14">Exit Criteria</text:p>
      <text:p text:style-name="P7"><text:span text:style-name="T21">Upon the successful completion of the course the student will </text:span><text:span text:style-name="T22">be able to:</text:span></text:p>
      <text:list xml:id="list915451364" text:style-name="L2">
        <text:list-item>
          <text:p text:style-name="P78">Demonstrate a <text:span text:style-name="T89">basic</text:span><text:span text:style-name="T69"> </text:span>understanding of <text:span text:style-name="T89">language structure and information content</text:span></text:p>
        </text:list-item>
        <text:list-item>
          <text:p text:style-name="P79">Demonstrate a solid understanding of <text:span text:style-name="T24">English grammatical structures and stylistic elements </text:span><text:span text:style-name="T73">useful for professional writing</text:span></text:p>
        </text:list-item>
        <text:list-item>
          <text:p text:style-name="P81"><text:span text:style-name="T25">Analyze, evaluate, </text:span><text:span text:style-name="T71">and translate </text:span><text:span text:style-name="T89">scientific text</text:span></text:p>
        </text:list-item>
        <text:list-item>
          <text:p text:style-name="P81"><text:span text:style-name="T25">Analyze, evaluate, </text:span><text:span text:style-name="T71">and translate </text:span><text:span text:style-name="T89">legal text</text:span></text:p>
        </text:list-item>
        <text:list-item>
          <text:p text:style-name="P81"><text:span text:style-name="T25">Analyze, evaluate, </text:span><text:span text:style-name="T71">and translate </text:span><text:span text:style-name="T89">economic text</text:span></text:p>
        </text:list-item>
        <text:list-item>
          <text:p text:style-name="P81">Demonstrate <text:span text:style-name="T23">a </text:span><text:span text:style-name="T72">basic </text:span><text:span text:style-name="T23">understanding of </text:span>AI-powered translation and the use of LLMs via APIs</text:p>
        </text:list-item>
        <text:list-item>
          <text:p text:style-name="P81"><text:span text:style-name="T25">Analyze, evaluate, </text:span><text:span text:style-name="T89">critique, </text:span><text:span text:style-name="T71">and translate </text:span><text:span text:style-name="T89">classic novels of English literature</text:span></text:p>
        </text:list-item>
        <text:list-item>
          <text:p text:style-name="P80">Demonstrate a <text:span text:style-name="T89">basic </text:span>understanding of <text:span text:style-name="T70">document management and QA/QC as well as other elements of professional consulting</text:span></text:p>
        </text:list-item>
        <text:list-item>
          <text:p text:style-name="P77"><text:span text:style-name="T78">Design, develop, and implement personal dictionaries for the translation of specialized terminology </text:span><text:span text:style-name="T79">in</text:span><text:span text:style-name="T72"> modern economics</text:span></text:p>
        </text:list-item>
        <text:list-item>
          <text:p text:style-name="P82">Produce professional-quality deliverables</text:p>
        </text:list-item>
      </text:list>
      <text:p text:style-name="P23"/>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text:span text:style-name="T28">Interim </text:span>Evaluations <text:span text:style-name="T77">(Partials)</text:span></text:p>
          </table:table-cell>
          <table:table-cell table:style-name="Table2.A1" office:value-type="string">
            <text:p text:style-name="P26"/>
          </table:table-cell>
          <table:table-cell table:style-name="Table2.A1" office:value-type="string">
            <text:p text:style-name="P15"/>
          </table:table-cell>
          <table:table-cell table:style-name="Table2.D1" office:value-type="string">
            <text:p text:style-name="P16">Final Grade</text:p>
          </table:table-cell>
          <table:table-cell table:style-name="Table2.A1" office:value-type="string">
            <text:p text:style-name="P26"/>
          </table:table-cell>
        </table:table-row>
        <table:table-row>
          <table:table-cell table:style-name="Table2.A1" office:value-type="string">
            <text:p text:style-name="P17">Daily Work and Participation<text:tab/></text:p>
          </table:table-cell>
          <table:table-cell table:style-name="Table2.A1" office:value-type="string">
            <text:p text:style-name="P25">10%</text:p>
          </table:table-cell>
          <table:table-cell table:style-name="Table2.A1" office:value-type="string">
            <text:p text:style-name="P26"/>
          </table:table-cell>
          <table:table-cell table:style-name="Table2.D1" office:value-type="string">
            <text:p text:style-name="P17"><text:span text:style-name="T77">1P</text:span><text:tab/></text:p>
          </table:table-cell>
          <table:table-cell table:style-name="Table2.A1" office:value-type="string">
            <text:p text:style-name="P25"><text:span text:style-name="T77">25 </text:span>%</text:p>
          </table:table-cell>
        </table:table-row>
        <table:table-row>
          <table:table-cell table:style-name="Table2.A1" office:value-type="string">
            <text:p text:style-name="P25">Homework</text:p>
          </table:table-cell>
          <table:table-cell table:style-name="Table2.A1" office:value-type="string">
            <text:p text:style-name="P25">60 %</text:p>
          </table:table-cell>
          <table:table-cell table:style-name="Table2.A1" office:value-type="string">
            <text:p text:style-name="P26"/>
          </table:table-cell>
          <table:table-cell table:style-name="Table2.D1" office:value-type="string">
            <text:p text:style-name="P63">2P</text:p>
          </table:table-cell>
          <table:table-cell table:style-name="Table2.A1" office:value-type="string">
            <text:p text:style-name="P25"><text:span text:style-name="T77">25 </text:span>%</text:p>
          </table:table-cell>
        </table:table-row>
        <table:table-row>
          <table:table-cell table:style-name="Table2.A1" office:value-type="string">
            <text:p text:style-name="P25">Interim Exam</text:p>
          </table:table-cell>
          <table:table-cell table:style-name="Table2.A1" office:value-type="string">
            <text:p text:style-name="P25">30%</text:p>
          </table:table-cell>
          <table:table-cell table:style-name="Table2.A1" office:value-type="string">
            <text:p text:style-name="P26"/>
          </table:table-cell>
          <table:table-cell table:style-name="Table2.D1" office:value-type="string">
            <text:p text:style-name="P63">3P</text:p>
          </table:table-cell>
          <table:table-cell table:style-name="Table2.A1" office:value-type="string">
            <text:p text:style-name="P25"><text:span text:style-name="T77">25 </text:span>%</text:p>
          </table:table-cell>
        </table:table-row>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D1" office:value-type="string">
            <text:p text:style-name="P25">Final Exam</text:p>
          </table:table-cell>
          <table:table-cell table:style-name="Table2.A1" office:value-type="string">
            <text:p text:style-name="P25"><text:span text:style-name="T77">25</text:span> %</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style:font-weight-asian="bold" style:font-weight-complex="bold"/>
    </style:style>
    <style:style style:name="MT2" style:family="text">
      <style:text-properties fo:font-weight="bold" officeooo:rsid="00ad1dc1" style:font-weight-asian="bold" style:font-weight-complex="bold"/>
    </style:style>
    <style:style style:name="MT3" style:family="text">
      <style:text-properties fo:font-weight="bold" officeooo:rsid="001e14a6" style:font-weight-asian="bold" style:font-weight-complex="bold"/>
    </style:style>
    <style:style style:name="MT4" style:family="text">
      <style:text-properties fo:font-weight="bold" officeooo:rsid="00b15c66" style:font-weight-asian="bold" style:font-weight-complex="bold"/>
    </style:style>
    <style:style style:name="MT5" style:family="text">
      <style:text-properties officeooo:rsid="00bfeb8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Marron<text:span text:style-name="MT1"> </text:span><text:span text:style-name="MT2">I</text:span><text:span text:style-name="MT3">T0</text:span><text:span text:style-name="MT4">939</text:span></text:p>
        <text:p text:style-name="MP2">UTECA 25-3</text:p>
        <text:p text:style-name="MP3">Page <text:page-number text:select-page="current">3</text:page-number><text:s/>of <text:span text:style-name="MT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06T12:25:19.100356300</dc:date>
    <meta:editing-duration>PT12H26M19S</meta:editing-duration>
    <meta:editing-cycles>126</meta:editing-cycles>
    <meta:generator>LibreOffice/7.3.7.2$Linux_X86_64 LibreOffice_project/30$Build-2</meta:generator>
    <meta:document-statistic meta:table-count="2" meta:image-count="1" meta:object-count="0" meta:page-count="3" meta:paragraph-count="114" meta:word-count="684" meta:character-count="4537" meta:non-whitespace-character-count="3913"/>
  </office:meta>
</office:document-meta>
</file>